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148cm"/>
        </style:tab-stops>
      </style:paragraph-properties>
      <style:text-properties style:use-window-font-color="true" style:text-line-through-style="none" style:font-name="Times New Roman" fo:font-size="12pt" fo:language="fr" fo:country="FR" style:text-underline-style="none" fo:font-weight="normal" fo:background-color="transparent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" style:family="paragraph" style:parent-style-name="Standard">
      <style:paragraph-properties>
        <style:tab-stops>
          <style:tab-stop style:position="9.148cm"/>
        </style:tab-stops>
      </style:paragraph-properties>
      <style:text-properties style:use-window-font-color="true" style:text-line-through-style="none" style:font-name="Times New Roman" fo:font-size="12pt" fo:language="fr" fo:country="FR" style:text-underline-style="none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>
        <style:tab-stops>
          <style:tab-stop style:position="9.148cm"/>
        </style:tab-stops>
      </style:paragraph-properties>
      <style:text-properties style:use-window-font-color="true" style:text-line-through-style="none" style:font-name="Times New Roman" fo:font-size="12pt" fo:language="fr" fo:country="FR" style:text-underline-style="none" fo:font-weight="bold" fo:background-color="transparent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4" style:family="paragraph" style:parent-style-name="Standard">
      <style:paragraph-properties>
        <style:tab-stops>
          <style:tab-stop style:position="9.148cm"/>
        </style:tab-stops>
      </style:paragraph-properties>
      <style:text-properties style:use-window-font-color="true" style:text-line-through-style="none" style:font-name="Times New Roman" fo:font-size="13pt" fo:language="fr" fo:country="FR" style:text-underline-style="none" fo:font-weight="normal" fo:background-color="transparent" style:font-name-asian="Times New Roman1" style:font-size-asian="13pt" style:language-asian="zxx" style:country-asian="none" style:font-weight-asian="normal" style:font-name-complex="Times New Roman1" style:font-size-complex="13pt" style:language-complex="zxx" style:country-complex="none" style:font-weight-complex="normal"/>
    </style:style>
    <style:style style:name="P5" style:family="paragraph" style:parent-style-name="Standard">
      <style:paragraph-properties>
        <style:tab-stops>
          <style:tab-stop style:position="9.148cm"/>
        </style:tab-stops>
      </style:paragraph-properties>
      <style:text-properties style:use-window-font-color="true" style:font-name="Times New Roman" fo:font-size="12pt" fo:language="fr" fo:country="FR" style:text-underline-style="none" fo:font-weight="bold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>
        <style:tab-stops>
          <style:tab-stop style:position="9.148cm"/>
        </style:tab-stops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9.148cm"/>
        </style:tab-stops>
      </style:paragraph-properties>
      <style:text-properties fo:font-size="12pt" style:text-underline-style="solid" style:text-underline-width="auto" style:text-underline-color="font-color" fo:background-color="transparen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9.148cm"/>
        </style:tab-stops>
      </style:paragraph-properties>
      <style:text-properties fo:font-size="12pt" style:text-underline-style="none" fo:background-color="transparen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9.148cm"/>
        </style:tab-stops>
      </style:paragraph-properties>
      <style:text-properties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9.148cm"/>
        </style:tab-stops>
      </style:paragraph-properties>
      <style:text-properties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9.148cm"/>
        </style:tab-stops>
      </style:paragraph-properties>
      <style:text-properties fo:color="#000000" style:text-line-through-style="none" style:font-name="Times New Roman1" fo:font-size="12pt" fo:language="fr" fo:country="FR" style:text-underline-style="none" fo:font-weight="normal" fo:background-color="transparent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" style:family="paragraph" style:parent-style-name="Standard">
      <style:paragraph-properties>
        <style:tab-stops>
          <style:tab-stop style:position="9.148cm"/>
        </style:tab-stops>
      </style:paragraph-properties>
      <style:text-properties fo:color="#000000" style:text-line-through-style="none" style:font-name="Times New Roman1" fo:font-size="12pt" fo:language="fr" fo:country="FR" style:text-underline-style="none" fo:font-weight="bold" fo:background-color="transparent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3" style:family="paragraph" style:parent-style-name="Standard">
      <style:paragraph-properties style:writing-mode="lr-tb">
        <style:tab-stops>
          <style:tab-stop style:position="9.148cm"/>
        </style:tab-stops>
      </style:paragraph-properties>
      <style:text-properties fo:color="#000000" style:text-line-through-style="none" style:font-name="Times New Roman1" fo:font-size="12pt" fo:language="fr" fo:country="FR" fo:font-style="normal" style:text-underline-style="none" fo:font-weight="normal" fo:background-color="transparent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4" style:family="paragraph" style:parent-style-name="Standard">
      <style:paragraph-properties style:writing-mode="lr-tb">
        <style:tab-stops>
          <style:tab-stop style:position="9.148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weight-asian="normal" style:font-name-complex="Times New Roman1" style:font-size-complex="13pt" style:language-complex="zxx" style:country-complex="none" style:font-weight-complex="normal"/>
    </style:style>
    <style:style style:name="P15" style:family="paragraph" style:parent-style-name="Standard">
      <style:paragraph-properties fo:background-color="transparent">
        <style:tab-stops>
          <style:tab-stop style:position="9.148cm"/>
        </style:tab-stops>
        <style:background-image/>
      </style:paragraph-properties>
      <style:text-properties style:use-window-font-color="true" style:font-name="Times New Roman" fo:font-size="12pt" fo:language="fr" fo:country="FR" style:text-underline-style="none" fo:font-weight="normal" fo:background-color="transparent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" style:family="text">
      <style:text-properties style:use-window-font-color="true" style:text-line-through-style="none" style:font-name="Times New Roman" fo:font-size="12pt" fo:language="fr" fo:country="FR" style:text-underline-style="none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2" style:family="text">
      <style:text-properties style:use-window-font-color="true" style:text-line-through-style="none" style:font-name="Times New Roman"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use-window-font-color="true" style:font-name="Times New Roman" fo:font-size="13pt" style:font-size-asian="13pt" style:font-size-complex="13pt"/>
    </style:style>
    <style:style style:name="T4" style:family="text">
      <style:text-properties style:text-line-through-style="none" style:font-name-asian="Times New Roman1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3pt" fo:font-style="normal" style:font-size-asian="13pt" style:font-style-asian="normal" style:font-size-complex="13pt" style:font-style-complex="normal"/>
    </style:style>
    <style:style style:name="T8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6 sort mémorisé de chaque niveaux, facile :)</text:p>
      <text:p text:style-name="P6"/>
      <text:p text:style-name="P7">Niveau 1 : ok</text:p>
      <text:p text:style-name="P8">Projectile magique<text:tab/></text:p>
      <text:p text:style-name="P8">Bouclier<text:tab/></text:p>
      <text:p text:style-name="P8">Mains ardentes<text:tab/></text:p>
      <text:p text:style-name="P8">Hantise<text:tab/></text:p>
      <text:p text:style-name="P10">Résistance contre les sorts<text:tab/></text:p>
      <text:p text:style-name="P8"/>
      <text:p text:style-name="P7">Niveau 2 : ok</text:p>
      <text:p text:style-name="P8">Flou<text:tab/></text:p>
      <text:p text:style-name="P8">Image miroir<text:tab/></text:p>
      <text:p text:style-name="P8">Toile d'araignée<text:tab/></text:p>
      <text:p text:style-name="P8">Incinérateur d'agannazar<text:tab/></text:p>
      <text:p text:style-name="P8">Rayon débilitant<text:tab/></text:p>
      <text:p text:style-name="P8"/>
      <text:p text:style-name="P7">Niveau 3 : ok</text:p>
      <text:p text:style-name="P8">Dissipation de la magie<text:tab/></text:p>
      <text:p text:style-name="P15">Flèche enflammée<text:tab/></text:p>
      <text:p text:style-name="P8">Toucher vampirique<text:tab/></text:p>
      <text:p text:style-name="P8">Piège à crane<text:tab/></text:p>
      <text:p text:style-name="P8">Minuscule météores de melf<text:tab/></text:p>
      <text:p text:style-name="P2"/>
      <text:p text:style-name="P7">Niveau 4 :</text:p>
      <text:p text:style-name="P8">Peau de pierre</text:p>
      <text:p text:style-name="P8"><text:span text:style-name="T2">Bouclier des fées</text:span><text:tab/></text:p>
      <text:p text:style-name="P1">Confusion</text:p>
      <text:p text:style-name="P1">Grande malédiction<text:tab/></text:p>
      <text:p text:style-name="P8"/>
      <text:p text:style-name="P7">Niveau 5 :</text:p>
      <text:p text:style-name="P8">Animation des morts<text:tab/></text:p>
      <text:p text:style-name="P8">Immunité aux sorts<text:tab/></text:p>
      <text:p text:style-name="P4">Domination</text:p>
      <text:p text:style-name="P5"><text:span text:style-name="T4">Ponction</text:span><text:tab/></text:p>
      <text:p text:style-name="P9"/>
      <text:p text:style-name="P7">Niveau 6 :</text:p>
      <text:p text:style-name="P14">Détection faussée</text:p>
      <text:p text:style-name="P1">Chaîne d’éclair<text:tab/></text:p>
      <text:p text:style-name="P13"><text:span text:style-name="T3">Protection contre les armes magiques</text:span><text:span text:style-name="T1"><text:tab/></text:span></text:p>
      <text:p text:style-name="P1">Vision véritable<text:tab/></text:p>
      <text:p text:style-name="P9"/>
      <text:p text:style-name="P7">Niveau 7 :</text:p>
      <text:p text:style-name="P1"><text:span text:style-name="T8">Projectile Arc-en-ciel</text:span><text:tab/></text:p>
      <text:p text:style-name="P1">Épée de mordenkainen<text:tab/></text:p>
      <text:p text:style-name="P12">Affliction</text:p>
      <text:p text:style-name="P11">Mot de pouvoir : étourdissement</text:p>
      <text:p text:style-name="P9"/>
      <text:p text:style-name="P7">Niveau 8 :</text:p>
      <text:p text:style-name="P8">Flétrissure abominable<text:tab/></text:p>
      <text:p text:style-name="P3"><text:span text:style-name="T7">Mort en marche</text:span><text:tab/></text:p>
      <text:p text:style-name="P3"><text:span text:style-name="T6">Simulacre</text:span><text:tab/></text:p>
      <text:p text:style-name="P3"/>
      <text:p text:style-name="P8"><text:soft-page-break/></text:p>
      <text:p text:style-name="P7">Niveau 9 :</text:p>
      <text:p text:style-name="P8">Changement de forme<text:tab/></text:p>
      <text:p text:style-name="P8">Arrêt de temps<text:tab/></text:p>
      <text:p text:style-name="P8"><text:span text:style-name="T5">Main du diable</text:span><text:tab/></text:p>
      <text:p text:style-name="P8">Comète<text:tab/></text:p>
      <text:p text:style-name="P8">Convocation de planétaire dechu<text:tab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1T21:41:47.64</meta:creation-date>
    <dc:date>2023-10-11T19:00:54.38</dc:date>
    <meta:editing-duration>PT13H21M33S</meta:editing-duration>
    <meta:editing-cycles>15</meta:editing-cycles>
    <meta:generator>OpenOffice/4.1.14$Win32 OpenOffice.org_project/4114m1$Build-9811</meta:generator>
    <meta:document-statistic meta:table-count="0" meta:image-count="0" meta:object-count="0" meta:page-count="2" meta:paragraph-count="49" meta:word-count="131" meta:character-count="827"/>
  </office:meta>
</office:document-meta>
</file>